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8.861cm" fo:min-width="19.536cm" fo:padding-top="0.142cm" fo:padding-bottom="0.142cm" fo:padding-left="0.267cm" fo:padding-right="0.267cm" draw:shadow="hidden" draw:shadow-offset-x="0.141cm" draw:shadow-offset-y="0.141cm" draw:shadow-opacity="47%"/>
    </style:style>
    <style:style style:name="gr2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7.416cm" fo:min-width="18.766cm" fo:padding-top="0.142cm" fo:padding-bottom="0.142cm" fo:padding-left="0.267cm" fo:padding-right="0.267cm" draw:shadow="hidden" draw:shadow-offset-x="0.141cm" draw:shadow-offset-y="0.141cm" draw:shadow-opacity="47%"/>
    </style:style>
    <style:style style:name="gr3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829cm" fo:min-width="3.948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666666" draw:marker-start-width="0.279cm" draw:marker-end="Rounded_20_large_20_Arrow" draw:marker-end-width="0.25cm" svg:stroke-linecap="round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829cm" fo:min-width="4.3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798cm" fo:min-width="4.6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798cm" fo:min-width="5.748c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666666" draw:marker-start-width="0.279cm" draw:marker-end="Rounded_20_large_20_Arrow" draw:marker-end-width="0.25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stroke="dash" draw:stroke-dash="Fine_20_Dashed" svg:stroke-width="0.053cm" svg:stroke-color="#009900" draw:marker-start="" draw:marker-start-width="0.329cm" draw:marker-end="Rounded_20_large_20_Arrow" draw:marker-end-width="0.2cm" svg:stroke-linecap="round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stroke="dash" draw:stroke-dash="est_5f_02_29_kn" svg:stroke-width="0.053cm" svg:stroke-color="#009900" draw:marker-start="" draw:marker-start-width="0.329cm" draw:marker-end="Rounded_20_large_20_Arrow" draw:marker-end-width="0.2cm" svg:stroke-linecap="round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672cm" fo:min-width="5.698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498cm" fo:min-width="5.29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498cm" fo:min-width="6.848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498cm" fo:min-width="7.348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498cm" fo:min-width="6.782cm" fo:padding-top="0.151cm" fo:padding-bottom="0.151cm" fo:padding-left="0.276cm" fo:padding-right="0.276cm"/>
    </style:style>
    <style:style style:name="gr16" style:family="graphic" style:parent-style-name="standard">
      <style:graphic-properties draw:stroke="solid" svg:stroke-width="0.053cm" svg:stroke-color="#666666" draw:marker-start-width="0.279cm" draw:marker-end-width="0.279cm" draw:fill-color="#dddddd" draw:opacity="100%" draw:textarea-vertical-align="middle" draw:auto-grow-height="false" fo:min-height="5.614cm" fo:min-width="5.364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666666" draw:marker-start-width="0.279cm" draw:marker-end-width="0.279cm" draw:fill-color="#dddddd" draw:opacity="100%" draw:textarea-vertical-align="middle" draw:auto-grow-height="false" fo:min-height="5.614cm" fo:min-width="5.364cm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svg:stroke-color="#6666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draw:fill-color="#dddddd" draw:textarea-vertical-align="middle"/>
    </style:style>
    <style:style style:name="gr20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9.19cm" fo:min-width="14.563cm" fo:padding-top="0.142cm" fo:padding-bottom="0.142cm" fo:padding-left="0.267cm" fo:padding-right="0.267cm" draw:shadow="hidden" draw:shadow-offset-x="0.141cm" draw:shadow-offset-y="0.141cm" draw:shadow-opacity="47%"/>
    </style:style>
    <style:style style:name="gr21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115cm" fo:min-width="3.206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133cm" fo:min-width="3.06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116cm" fo:min-width="3.078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829cm" fo:min-width="3.095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829cm" fo:min-width="3.733cm" fo:padding-top="0.151cm" fo:padding-bottom="0.151cm" fo:padding-left="0.276cm" fo:padding-right="0.276cm"/>
    </style:style>
    <style:style style:name="gr26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5.128cm" fo:min-width="25.074cm" fo:padding-top="0.142cm" fo:padding-bottom="0.142cm" fo:padding-left="0.267cm" fo:padding-right="0.267cm" draw:shadow="hidden" draw:shadow-offset-x="0.141cm" draw:shadow-offset-y="0.141cm" draw:shadow-opacity="47%"/>
    </style:style>
    <style:style style:name="gr27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433cm" fo:min-width="4.48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086cm" fo:min-width="3.358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3cm" fo:min-width="3.809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2cm" fo:min-width="4.866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2cm" fo:min-width="3.579cm" fo:padding-top="0.151cm" fo:padding-bottom="0.151cm" fo:padding-left="0.276cm" fo:padding-right="0.276cm"/>
    </style:style>
    <style:style style:name="gr32" style:family="graphic" style:parent-style-name="objectwithoutfill">
      <style:graphic-properties svg:stroke-width="0.053cm" svg:stroke-color="#666666" draw:marker-start-width="0.279cm" draw:marker-end="" draw:marker-end-width="0.25cm" draw:fill="none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9.416cm" fo:min-width="20.566cm" fo:padding-top="0.142cm" fo:padding-bottom="0.142cm" fo:padding-left="0.267cm" fo:padding-right="0.267cm" draw:shadow="hidden" draw:shadow-offset-x="0.141cm" draw:shadow-offset-y="0.141cm" draw:shadow-opacity="47%"/>
    </style:style>
    <style:style style:name="gr34" style:family="graphic" style:parent-style-name="standard">
      <style:graphic-properties svg:stroke-width="0.081cm" svg:stroke-color="#666666" draw:marker-start-width="0.321cm" draw:marker-end-width="0.321cm" draw:fill-color="#dddddd" draw:opacity="100%" draw:textarea-horizontal-align="justify" draw:textarea-vertical-align="middle" draw:auto-grow-height="false" fo:min-height="0.66cm" fo:min-width="0.41cm" fo:padding-top="0.165cm" fo:padding-bottom="0.165cm" fo:padding-left="0.29cm" fo:padding-right="0.29cm"/>
    </style:style>
    <style:style style:name="gr35" style:family="graphic" style:parent-style-name="standard">
      <style:graphic-properties svg:stroke-width="0.053cm" svg:stroke-color="#666666" draw:marker-start-width="0.279cm" draw:marker-end-width="0.279cm" draw:fill-color="#eeeeee" draw:textarea-horizontal-align="justify" draw:textarea-vertical-align="middle" draw:auto-grow-height="false" fo:min-height="1.398cm" fo:min-width="0cm" fo:padding-top="0.151cm" fo:padding-bottom="0.151cm" fo:padding-left="0.276cm" fo:padding-right="0.276cm"/>
    </style:style>
    <style:style style:name="gr3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37" style:family="graphic" style:parent-style-name="standard" style:list-style-name="L1">
      <style:graphic-properties draw:stroke="solid" draw:stroke-dash="Fine_20_Dashed" svg:stroke-width="0.028cm" svg:stroke-color="#999999" draw:marker-start-width="0.242cm" draw:marker-end-width="0.242cm" svg:stroke-linecap="round" draw:fill-color="#999999" draw:opacity="15%" draw:textarea-horizontal-align="justify" draw:textarea-vertical-align="middle" draw:auto-grow-height="false" fo:min-height="0.404cm" fo:min-width="2.773cm" fo:padding-top="0.139cm" fo:padding-bottom="0.139cm" fo:padding-left="0.264cm" fo:padding-right="0.264cm"/>
    </style:style>
    <style:style style:name="gr38" style:family="graphic" style:parent-style-name="standard" style:list-style-name="L1">
      <style:graphic-properties draw:stroke="solid" draw:stroke-dash="Fine_20_Dashed" svg:stroke-width="0.028cm" svg:stroke-color="#00cc00" draw:marker-start-width="0.242cm" draw:marker-end-width="0.242cm" draw:fill-color="#00cc00" draw:opacity="23%" draw:textarea-horizontal-align="justify" draw:textarea-vertical-align="middle" draw:auto-grow-height="false" fo:min-height="0.723cm" fo:min-width="3.171cm" fo:padding-top="0.139cm" fo:padding-bottom="0.139cm" fo:padding-left="0.264cm" fo:padding-right="0.264cm"/>
    </style:style>
    <style:style style:name="gr39" style:family="graphic" style:parent-style-name="standard" style:list-style-name="L1">
      <style:graphic-properties draw:stroke="solid" draw:stroke-dash="Fine_20_Dashed" svg:stroke-width="0.028cm" svg:stroke-color="#00cc00" draw:marker-start-width="0.242cm" draw:marker-end-width="0.242cm" svg:stroke-linecap="round" draw:fill-color="#00cc00" draw:opacity="23%" draw:textarea-horizontal-align="justify" draw:textarea-vertical-align="middle" draw:auto-grow-height="false" fo:min-height="0.57cm" fo:min-width="2.073cm" fo:padding-top="0.139cm" fo:padding-bottom="0.139cm" fo:padding-left="0.264cm" fo:padding-right="0.264cm"/>
    </style:style>
    <style:style style:name="gr40" style:family="graphic" style:parent-style-name="standard" style:list-style-name="L1">
      <style:graphic-properties draw:stroke="solid" draw:stroke-dash="Fine_20_Dashed" svg:stroke-width="0.028cm" svg:stroke-color="#999999" draw:marker-start-width="0.242cm" draw:marker-end-width="0.242cm" svg:stroke-linecap="round" draw:fill-color="#999999" draw:opacity="15%" draw:textarea-horizontal-align="justify" draw:textarea-vertical-align="middle" draw:auto-grow-height="false" fo:min-height="0.689cm" fo:min-width="3.072cm" fo:padding-top="0.139cm" fo:padding-bottom="0.139cm" fo:padding-left="0.264cm" fo:padding-right="0.264cm"/>
    </style:style>
    <style:style style:name="gr41" style:family="graphic" style:parent-style-name="standard" style:list-style-name="L1">
      <style:graphic-properties draw:stroke="solid" draw:stroke-dash="Fine_20_Dashed" svg:stroke-width="0.028cm" svg:stroke-color="#00cc00" draw:marker-start-width="0.242cm" draw:marker-end-width="0.242cm" svg:stroke-linecap="round" draw:fill-color="#00cc00" draw:opacity="23%" draw:textarea-horizontal-align="justify" draw:textarea-vertical-align="middle" draw:auto-grow-height="false" fo:min-height="0.856cm" fo:min-width="3.573cm" fo:padding-top="0.139cm" fo:padding-bottom="0.139cm" fo:padding-left="0.264cm" fo:padding-right="0.264cm"/>
    </style:style>
    <style:style style:name="gr42" style:family="graphic" style:parent-style-name="standard" style:list-style-name="L1">
      <style:graphic-properties draw:stroke="solid" draw:stroke-dash="Fine_20_Dashed" svg:stroke-width="0.028cm" svg:stroke-color="#00cc00" draw:marker-start-width="0.242cm" draw:marker-end-width="0.242cm" svg:stroke-linecap="round" draw:fill-color="#00cc00" draw:opacity="23%" draw:textarea-horizontal-align="justify" draw:textarea-vertical-align="middle" draw:auto-grow-height="false" fo:min-height="0.615cm" fo:min-width="2.673cm" fo:padding-top="0.139cm" fo:padding-bottom="0.139cm" fo:padding-left="0.264cm" fo:padding-right="0.264cm"/>
    </style:style>
    <style:style style:name="gr43" style:family="graphic" style:parent-style-name="standard">
      <style:graphic-properties draw:stroke-dash="Fine_20_Dashed" svg:stroke-width="0.028cm" svg:stroke-color="#00cc00" draw:marker-start-width="0.284cm" draw:marker-end-width="0.284cm" svg:stroke-linecap="round" draw:fill-color="#00cc00" draw:opacity="23%" draw:textarea-horizontal-align="justify" draw:textarea-vertical-align="middle" draw:auto-grow-height="false" fo:min-height="1.322cm" fo:min-width="1.585cm" fo:padding-top="0.139cm" fo:padding-bottom="0.139cm" fo:padding-left="0.264cm" fo:padding-right="0.264cm"/>
    </style:style>
    <style:style style:name="gr44" style:family="graphic" style:parent-style-name="standard" style:list-style-name="L1">
      <style:graphic-properties draw:stroke="solid" draw:stroke-dash="Fine_20_Dashed" svg:stroke-width="0.028cm" svg:stroke-color="#999999" draw:marker-start-width="0.242cm" draw:marker-end-width="0.242cm" svg:stroke-linecap="round" draw:fill-color="#999999" draw:opacity="15%" draw:textarea-horizontal-align="justify" draw:textarea-vertical-align="middle" draw:auto-grow-height="false" fo:min-height="0.696cm" fo:min-width="3.173cm" fo:padding-top="0.139cm" fo:padding-bottom="0.139cm" fo:padding-left="0.264cm" fo:padding-right="0.264cm"/>
    </style:style>
    <style:style style:name="gr45" style:family="graphic" style:parent-style-name="standard" style:list-style-name="L1">
      <style:graphic-properties draw:stroke="solid" draw:stroke-dash="Fine_20_Dashed" svg:stroke-width="0.028cm" svg:stroke-color="#999999" draw:marker-start-width="0.242cm" draw:marker-end-width="0.242cm" svg:stroke-linecap="round" draw:fill-color="#999999" draw:opacity="15%" draw:textarea-horizontal-align="justify" draw:textarea-vertical-align="middle" draw:auto-grow-height="false" fo:min-height="1.012cm" fo:min-width="2.473cm" fo:padding-top="0.139cm" fo:padding-bottom="0.139cm" fo:padding-left="0.264cm" fo:padding-right="0.264cm"/>
    </style:style>
    <style:style style:name="gr46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5.128cm" fo:min-width="25.983cm" fo:padding-top="0.142cm" fo:padding-bottom="0.142cm" fo:padding-left="0.267cm" fo:padding-right="0.267cm" draw:shadow="hidden" draw:shadow-offset-x="0.141cm" draw:shadow-offset-y="0.141cm" draw:shadow-opacity="47%"/>
    </style:style>
    <style:style style:name="gr47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2cm" fo:min-width="4.412cm" fo:padding-top="0.151cm" fo:padding-bottom="0.151cm" fo:padding-left="0.276cm" fo:padding-right="0.276cm"/>
    </style:style>
    <style:style style:name="gr48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5.128cm" fo:min-width="32.668cm" fo:padding-top="0.142cm" fo:padding-bottom="0.142cm" fo:padding-left="0.267cm" fo:padding-right="0.267cm" draw:shadow="hidden" draw:shadow-offset-x="0.141cm" draw:shadow-offset-y="0.141cm" draw:shadow-opacity="47%"/>
    </style:style>
    <style:style style:name="gr49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6.437cm" fo:min-width="11.036cm" fo:padding-top="0.142cm" fo:padding-bottom="0.142cm" fo:padding-left="0.267cm" fo:padding-right="0.267cm" draw:shadow="hidden" draw:shadow-offset-x="0.141cm" draw:shadow-offset-y="0.141cm" draw:shadow-opacity="47%"/>
    </style:style>
    <style:style style:name="gr50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503cm" fo:min-width="2.843cm" fo:padding-top="0.151cm" fo:padding-bottom="0.151cm" fo:padding-left="0.276cm" fo:padding-right="0.276cm"/>
    </style:style>
    <style:style style:name="gr51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443cm" fo:min-width="2.841cm" fo:padding-top="0.151cm" fo:padding-bottom="0.151cm" fo:padding-left="0.276cm" fo:padding-right="0.276cm"/>
    </style:style>
    <style:style style:name="gr52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4.958cm" fo:min-width="3.711cm" fo:padding-top="0.151cm" fo:padding-bottom="0.151cm" fo:padding-left="0.276cm" fo:padding-right="0.276cm"/>
    </style:style>
    <style:style style:name="gr53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443cm" fo:min-width="3.71cm" fo:padding-top="0.151cm" fo:padding-bottom="0.151cm" fo:padding-left="0.276cm" fo:padding-right="0.276cm"/>
    </style:style>
    <style:style style:name="gr54" style:family="graphic" style:parent-style-name="objectwithoutfill">
      <style:graphic-properties svg:stroke-width="0.053cm" svg:stroke-color="#666666" draw:marker-start-width="0.279cm" draw:marker-end="" draw:marker-end-width="0.25cm" svg:stroke-linecap="round" draw:fill="none" draw:textarea-vertical-align="middle" fo:padding-top="0.151cm" fo:padding-bottom="0.151cm" fo:padding-left="0.276cm" fo:padding-right="0.276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P1" style:family="paragraph">
      <loext:graphic-properties draw:fill="solid" draw:fill-color="#eeeeee" draw:fill-hatch-solid="false" draw:opacity="15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style:font-name="Arial" fo:font-size="13pt"/>
    </style:style>
    <style:style style:name="P4" style:family="paragraph">
      <loext:graphic-properties draw:fill="none"/>
      <style:paragraph-properties fo:text-align="center"/>
      <style:text-properties fo:font-size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dddddd" draw:opacity="100%"/>
      <style:paragraph-properties fo:text-align="center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loext:graphic-properties draw:fill-color="#00cc00" draw:opacity="23%"/>
      <style:paragraph-properties fo:text-align="center"/>
      <style:text-properties style:font-name="Arial" fo:font-size="13pt"/>
    </style:style>
    <style:style style:name="P9" style:family="paragraph">
      <loext:graphic-properties draw:fill-color="#dddddd" draw:opacity="100%"/>
      <style:paragraph-properties fo:text-align="center"/>
      <style:text-properties style:font-name="Arial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loext:graphic-properties draw:fill-color="#999999" draw:opacity="15%"/>
      <style:paragraph-properties fo:margin-left="0cm" fo:margin-right="0cm" fo:text-align="center" fo:text-indent="0cm"/>
      <style:text-properties style:font-name="Arial" fo:font-size="10pt" style:letter-kerning="true" style:font-name-asian="Noto Sans CJK SC Regular" style:font-size-asian="10pt" style:font-name-complex="FreeSans" style:font-size-complex="10pt"/>
    </style:style>
    <style:style style:name="P14" style:family="paragraph">
      <loext:graphic-properties draw:fill-color="#00cc00" draw:opacity="23%"/>
      <style:paragraph-properties fo:margin-left="0cm" fo:margin-right="0cm" fo:text-align="center" fo:text-indent="0cm"/>
      <style:text-properties style:font-name="Arial" fo:font-size="10pt" fo:font-weight="normal" style:letter-kerning="true" style:font-name-asian="Noto Sans CJK SC Regular" style:font-size-asian="10pt" style:font-weight-asian="normal" style:font-name-complex="FreeSans" style:font-size-complex="10pt" style:font-weight-complex="normal"/>
    </style:style>
    <style:style style:name="P15" style:family="paragraph">
      <loext:graphic-properties draw:fill-color="#00cc00" draw:opacity="23%"/>
      <style:paragraph-properties fo:margin-left="0cm" fo:margin-right="0cm" fo:text-align="center" fo:text-indent="0cm"/>
      <style:text-properties style:font-name="Arial" fo:font-size="10pt" style:letter-kerning="true" style:font-name-asian="Noto Sans CJK SC Regular" style:font-size-asian="10pt" style:font-name-complex="FreeSans" style:font-size-complex="10pt"/>
    </style:style>
    <style:style style:name="P16" style:family="paragraph">
      <loext:graphic-properties draw:fill-color="#00cc00" draw:opacity="23%"/>
      <style:paragraph-properties fo:margin-left="0cm" fo:margin-right="0cm" fo:text-align="center" fo:text-indent="0cm"/>
      <style:text-properties style:font-name="Arial" fo:font-size="10pt" style:font-size-asian="10pt" style:font-size-complex="10pt"/>
    </style:style>
    <style:style style:name="P17" style:family="paragraph">
      <loext:graphic-properties draw:fill-color="#999999" draw:opacity="15%"/>
      <style:paragraph-properties fo:margin-left="0cm" fo:margin-right="0cm" fo:text-align="center" fo:text-indent="0cm"/>
      <style:text-properties style:font-name="Arial" fo:font-size="10pt" fo:font-weight="normal" style:letter-kerning="true" style:font-name-asian="Noto Sans CJK SC Regular" style:font-size-asian="10pt" style:font-weight-asian="normal" style:font-name-complex="FreeSans" style:font-size-complex="10pt" style:font-weight-complex="normal"/>
    </style:style>
    <style:style style:name="P18" style:family="paragraph">
      <loext:graphic-properties draw:fill-color="#00cc00" draw:opacity="23%"/>
      <style:paragraph-properties fo:text-align="center"/>
      <style:text-properties style:font-name="Arial" fo:font-size="14pt" fo:font-weight="normal"/>
    </style:style>
    <style:style style:name="P19" style:family="paragraph">
      <loext:graphic-properties draw:fill-color="#eeeeee"/>
      <style:paragraph-properties fo:text-align="center"/>
      <style:text-properties style:font-name="Arial" fo:font-size="13pt" fo:font-weight="bold" style:font-weight-asian="bold" style:font-weight-complex="bold"/>
    </style:style>
    <style:style style:name="P20" style:family="paragraph">
      <loext:graphic-properties draw:fill="none" draw:fill-color="#ffffff"/>
    </style:style>
    <style:style style:name="T1" style:family="text">
      <style:text-properties style:font-name="Arial" fo:font-size="13pt"/>
    </style:style>
    <style:style style:name="T2" style:family="text">
      <style:text-properties fo:color="#009900" style:font-name="Arial" fo:font-size="13pt" fo:font-weight="bold" style:font-weight-asian="bold" style:font-weight-complex="bold"/>
    </style:style>
    <style:style style:name="T3" style:family="text">
      <style:text-properties style:font-name="Arial" fo:font-size="10pt" style:letter-kerning="true" style:font-name-asian="Noto Sans CJK SC Regular" style:font-size-asian="10pt" style:font-name-complex="FreeSans" style:font-size-complex="10pt"/>
    </style:style>
    <style:style style:name="T4" style:family="text">
      <style:text-properties style:font-name="Arial" fo:font-size="10pt" fo:font-weight="normal" style:letter-kerning="true" style:font-name-asian="Noto Sans CJK SC Regular" style:font-size-asian="10pt" style:font-weight-asian="normal" style:font-name-complex="FreeSans" style:font-size-complex="10pt" style:font-weight-complex="normal"/>
    </style:style>
    <style:style style:name="T5" style:family="text">
      <style:text-properties style:font-name="Arial" fo:font-size="14pt" style:text-underline-style="solid" style:text-underline-width="auto" style:text-underline-color="font-color" fo:font-weight="normal"/>
    </style:style>
    <style:style style:name="T6" style:family="text">
      <style:text-properties style:font-name="Arial" fo:font-size="14pt" fo:font-weight="normal"/>
    </style:style>
    <style:style style:name="T7" style:family="text">
      <style:text-properties style:font-name="Arial" fo:font-size="13pt" fo:font-weight="bold" style:font-weight-asian="bold" style:font-weight-complex="bold"/>
    </style:style>
    <style:style style:name="T8" style:family="text">
      <style:text-properties style:font-name="Arial" fo:font-size="14pt" style:text-underline-style="none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0.07cm" svg:height="9.145cm" svg:x="0.439cm" svg:y="13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9.3cm" svg:height="7.7cm" svg:x="1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4.5cm" svg:height="1.131cm" svg:x="2.2cm" svg:y="2.3cm">
          <text:p text:style-name="P2"><text:span text:style-name="T1">Seleçã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6.7cm" svg:y1="2.865cm" svg:x2="10.6cm" svg:y2="2.865cm" draw:start-shape="id1" draw:end-shape="id2" draw:end-glue-point="3" svg:d="M6700 2865h3900" svg:viewBox="0 0 3901 1">
          <text:p/>
        </draw:connector>
        <draw:custom-shape draw:style-name="gr5" draw:text-style-name="P3" xml:id="id2" draw:id="id2" draw:layer="layout" svg:width="4.9cm" svg:height="1.131cm" svg:x="10.6cm" svg:y="2.3cm">
          <text:p text:style-name="P2"><text:span text:style-name="T1">Pré-processam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3" draw:id="id3" draw:layer="layout" svg:width="4.5cm" svg:height="1.131cm" svg:x="15.6cm" svg:y="4.931cm">
          <text:p text:style-name="P2"><text:span text:style-name="T1">Transformação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4" draw:id="id4" draw:layer="layout" svg:width="5.2cm" svg:height="1.1cm" svg:x="10.45cm" svg:y="7.331cm">
          <text:p text:style-name="P2"><text:span text:style-name="T1">Mineração de dados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5" draw:id="id5" draw:layer="layout" svg:width="6.3cm" svg:height="1.1cm" svg:x="1.3cm" svg:y="7.331cm">
          <text:p text:style-name="P2"><text:span text:style-name="T1">Avaliação e interpretação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5.5cm" svg:y1="2.865cm" svg:x2="17.85cm" svg:y2="4.931cm" draw:start-shape="id2" draw:start-glue-point="1" draw:end-shape="id3" draw:end-glue-point="0" svg:d="M15500 2865h2350v2066" svg:viewBox="0 0 2351 2067">
          <text:p/>
        </draw:connector>
        <draw:connector draw:style-name="gr8" draw:text-style-name="P5" draw:layer="layout" svg:x1="17.85cm" svg:y1="6.062cm" svg:x2="15.65cm" svg:y2="7.881cm" draw:start-shape="id3" draw:start-glue-point="2" draw:end-shape="id4" draw:end-glue-point="1" svg:d="M17850 6062v1819h-2200" svg:viewBox="0 0 2201 1820">
          <text:p/>
        </draw:connector>
        <draw:connector draw:style-name="gr4" draw:text-style-name="P4" draw:layer="layout" draw:type="line" svg:x1="10.45cm" svg:y1="7.881cm" svg:x2="7.6cm" svg:y2="7.881cm" draw:start-shape="id4" draw:end-shape="id5" draw:end-glue-point="1" svg:d="M10450 7881h-2850" svg:viewBox="0 0 2851 1">
          <text:p/>
        </draw:connector>
        <draw:connector draw:style-name="gr9" draw:text-style-name="P5" draw:layer="layout" draw:type="curve" draw:line-skew="0.31cm" svg:x1="4.45cm" svg:y1="8.431cm" svg:x2="13.05cm" svg:y2="8.431cm" draw:start-shape="id5" draw:start-glue-point="2" draw:end-shape="id4" svg:d="M4450 8431c0 1255 8600 1255 8600 0" svg:viewBox="0 0 8601 942">
          <text:p/>
        </draw:connector>
        <draw:connector draw:style-name="gr10" draw:text-style-name="P5" draw:layer="layout" draw:type="curve" svg:x1="4.45cm" svg:y1="7.331cm" svg:x2="15.6cm" svg:y2="5.496cm" draw:start-shape="id5" draw:start-glue-point="0" draw:end-shape="id3" draw:end-glue-point="3" svg:d="M4450 7331c0-1224 3716-1835 11150-1835" svg:viewBox="0 0 11151 1836">
          <text:p/>
        </draw:connector>
        <draw:connector draw:style-name="gr10" draw:text-style-name="P5" draw:layer="layout" draw:type="curve" svg:x1="4.45cm" svg:y1="7.331cm" svg:x2="13.05cm" svg:y2="3.431cm" draw:start-shape="id5" draw:end-shape="id2" draw:end-glue-point="2" svg:d="M4450 7331c0-2925 8600-975 8600-3900" svg:viewBox="0 0 8601 3901">
          <text:p/>
        </draw:connector>
        <draw:connector draw:style-name="gr10" draw:text-style-name="P5" draw:layer="layout" draw:type="curve" svg:x1="4.45cm" svg:y1="7.331cm" svg:x2="4.45cm" svg:y2="3.431cm" draw:start-shape="id5" draw:end-shape="id1" draw:end-glue-point="2" svg:d="M4450 7331v-3900" svg:viewBox="0 0 1 3901">
          <text:p/>
        </draw:connector>
        <draw:custom-shape draw:style-name="gr11" draw:text-style-name="P3" draw:layer="layout" svg:width="6.25cm" svg:height="1.974cm" svg:x="4.303cm" svg:y="13.853cm">
          <text:p text:style-name="P2"><text:span text:style-name="T2">Amostragem</text:span></text:p>
          <text:p text:style-name="P2"><text:span text:style-name="T1">(Gerar uma amostra representativa de dados)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5.85cm" svg:height="1.8cm" svg:x="13.45cm" svg:y="15.51cm">
          <text:p text:style-name="P2"><text:span text:style-name="T2">Explorar</text:span></text:p>
          <text:p text:style-name="P2"><text:span text:style-name="T1">(Visualização e descrição básica dos dados)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7.4cm" svg:height="1.8cm" svg:x="12.732cm" svg:y="20.113cm">
          <text:p text:style-name="P2"><text:span text:style-name="T2">Modificar</text:span></text:p>
          <text:p text:style-name="P2"><text:span text:style-name="T1">(Selecionar variáveis, transformar representações variáveis)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7.9cm" svg:height="1.8cm" svg:x="2.805cm" svg:y="20.689cm">
          <text:p text:style-name="P2"><text:span text:style-name="T2">Modelagem</text:span></text:p>
          <text:p text:style-name="P2"><text:span text:style-name="T1">(Uso de vários modelos estatísticos e de aprendizado de máquina)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7.334cm" svg:height="1.8cm" svg:x="0.824cm" svg:y="17.2cm">
          <text:p text:style-name="P2"><text:span text:style-name="T2">Avaliação</text:span></text:p>
          <text:p text:style-name="P2"><text:span text:style-name="T1">(Avaliar a precisão <text:s/>da usabilidade do modelo proposto)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5.915cm" svg:height="5.915cm" draw:transform="rotate (-1.25663706143592) translate (12.99cm 14.653cm)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5.915cm" svg:height="5.915cm" svg:x="8.134cm" svg:y="15.422cm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5.915cm" svg:height="5.915cm" draw:transform="rotate (1.25663706143592) translate (7.365cm 20.278cm)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5.915cm" svg:height="5.915cm" draw:transform="rotate (2.51327412287183) translate (11.555cm 22.713cm)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5.915cm" svg:height="5.915cm" draw:transform="rotate (-2.51327412287183) translate (15.222cm 19.033cm)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6" draw:text-style-name="P6" draw:layer="layout" svg:width="5.915cm" svg:height="5.915cm" draw:transform="rotate (-1.25663706143592) translate (12.99cm 14.653cm)">
          <text:p/>
          <draw:enhanced-geometry svg:viewBox="0 0 21600 21600" draw:mirror-horizontal="false" draw:mirror-vertical="false" draw:text-areas="0 0 21600 21600" draw:type="circular-arrow" draw:modifiers="-55.2293155862705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polyline draw:style-name="gr18" draw:text-style-name="P5" draw:layer="layout" svg:width="1.342cm" svg:height="0.802cm" draw:transform="skewX (-0.144164196214732) rotate (-0.753284105160753) translate (12.93704099883cm 18.3351626214174cm)" svg:viewBox="0 0 1343 803" draw:points="0,803 1172,803 1343,0">
          <text:p/>
        </draw:polyline>
        <draw:polygon draw:style-name="gr19" draw:text-style-name="P7" draw:layer="layout" svg:width="2.815cm" svg:height="1.368cm" svg:x="11.923cm" svg:y="18.41cm" svg:viewBox="0 0 2816 1369" draw:points="0,0 2816,0 1415,1369 522,532">
          <text:p/>
        </draw:polygon>
      </draw:page>
      <draw:page draw:name="page2" draw:style-name="dp1" draw:master-page-name="Padrão">
        <draw:custom-shape draw:style-name="gr20" draw:text-style-name="P1" draw:layer="layout" svg:width="15.097cm" svg:height="9.474cm" svg:x="3.326cm" svg:y="2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xml:id="id6" draw:id="id6" draw:layer="layout" svg:width="3.758cm" svg:height="1.417cm" svg:x="3.608cm" svg:y="4.717cm">
          <draw:glue-point draw:id="4" svg:x="5.002cm" svg:y="-2.328cm"/>
          <draw:glue-point draw:id="5" svg:x="5.002cm" svg:y="2.851cm"/>
          <text:p text:style-name="P2"><text:span text:style-name="T1">Compreensão do projeto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xml:id="id7" draw:id="id7" draw:layer="layout" svg:width="3.612cm" svg:height="1.435cm" svg:x="9.891cm" svg:y="2.3cm">
          <text:p text:style-name="P2"><text:span text:style-name="T1">Análise dos dad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5.487cm" svg:y1="4.717cm" svg:x2="9.891cm" svg:y2="3.017cm" draw:start-shape="id6" draw:start-glue-point="0" draw:end-shape="id7" svg:d="M5487 4717l4404-1700" svg:viewBox="0 0 4405 1701">
          <text:p/>
        </draw:connector>
        <draw:connector draw:style-name="gr10" draw:text-style-name="P5" draw:layer="layout" draw:type="curve" svg:x1="11.697cm" svg:y1="9.99cm" svg:x2="7.366cm" svg:y2="5.828cm" draw:start-shape="id8" draw:start-glue-point="0" draw:end-shape="id6" draw:end-glue-point="5" svg:d="M11697 9990c0-2775-1443-4162-4331-4162" svg:viewBox="0 0 4332 4163">
          <text:p/>
        </draw:connector>
        <draw:custom-shape draw:style-name="gr23" draw:text-style-name="P3" xml:id="id9" draw:id="id9" draw:layer="layout" svg:width="3.63cm" svg:height="1.418cm" svg:x="14.478cm" svg:y="5.083cm">
          <draw:glue-point draw:id="4" svg:x="-2.234cm" svg:y="5.119cm"/>
          <draw:glue-point draw:id="5" svg:x="2.561cm" svg:y="5.035cm"/>
          <text:p text:style-name="P2"><text:span text:style-name="T1"/></text:p>
          <text:p text:style-name="P2"><text:span text:style-name="T1">Preparação dos dados</text:span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xml:id="id10" draw:id="id10" draw:layer="layout" svg:width="3.647cm" svg:height="1.131cm" svg:x="14.478cm" svg:y="8.177cm">
          <draw:glue-point draw:id="4" svg:x="-2.278cm" svg:y="-4.907cm"/>
          <draw:glue-point draw:id="5" svg:x="2.495cm" svg:y="-4.907cm"/>
          <text:p text:style-name="P2"><text:span text:style-name="T1">Model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8" draw:id="id8" draw:layer="layout" svg:width="4.9cm" svg:height="1.131cm" svg:x="9.247cm" svg:y="9.99cm">
          <text:p text:style-name="P2"><text:span text:style-name="T1">Avaliaçã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" xml:id="id11" draw:id="id11" draw:layer="layout" svg:width="4.285cm" svg:height="1.131cm" svg:x="3.768cm" svg:y="7.641cm">
          <text:p text:style-name="P2"><text:span text:style-name="T1">Desenvolvim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15.483cm" svg:y1="6.501cm" svg:x2="15.471cm" svg:y2="8.188cm" draw:start-shape="id9" draw:start-glue-point="4" draw:end-shape="id10" draw:end-glue-point="4" svg:d="M15483 6501l-12 1687" svg:viewBox="0 0 13 1688">
          <text:p/>
        </draw:connector>
        <draw:connector draw:style-name="gr10" draw:text-style-name="P5" draw:layer="layout" draw:type="curve" svg:x1="17.21cm" svg:y1="8.188cm" svg:x2="17.222cm" svg:y2="6.501cm" draw:start-shape="id10" draw:start-glue-point="5" draw:end-shape="id9" draw:end-glue-point="5" svg:d="M17210 8188c0-1273 12-430 12-1687" svg:viewBox="0 0 13 1688">
          <text:p/>
        </draw:connector>
        <draw:connector draw:style-name="gr4" draw:text-style-name="P4" draw:layer="layout" draw:type="line" svg:x1="13.503cm" svg:y1="3.017cm" svg:x2="16.293cm" svg:y2="5.083cm" draw:start-shape="id7" draw:end-shape="id9" draw:end-glue-point="0" svg:d="M13503 3017l2790 2066" svg:viewBox="0 0 2791 2067">
          <text:p/>
        </draw:connector>
        <draw:connector draw:style-name="gr10" draw:text-style-name="P5" draw:layer="layout" draw:type="curve" svg:x1="11.697cm" svg:y1="3.735cm" svg:x2="7.366cm" svg:y2="5.096cm" draw:start-shape="id7" draw:start-glue-point="2" draw:end-shape="id6" draw:end-glue-point="4" svg:d="M11697 3735c0 908-1443 1361-4331 1361" svg:viewBox="0 0 4332 1362">
          <text:p/>
        </draw:connector>
        <draw:connector draw:style-name="gr4" draw:text-style-name="P4" draw:layer="layout" draw:type="line" svg:x1="16.301cm" svg:y1="9.308cm" svg:x2="14.147cm" svg:y2="10.555cm" draw:start-shape="id10" draw:start-glue-point="2" draw:end-shape="id8" draw:end-glue-point="1" svg:d="M16301 9308l-2154 1247" svg:viewBox="0 0 2155 1248">
          <text:p/>
        </draw:connector>
        <draw:connector draw:style-name="gr4" draw:text-style-name="P4" draw:layer="layout" draw:type="line" svg:x1="9.247cm" svg:y1="10.555cm" svg:x2="5.91cm" svg:y2="8.772cm" draw:start-shape="id8" draw:end-shape="id11" draw:end-glue-point="2" svg:d="M9247 10555l-3337-1783" svg:viewBox="0 0 3338 1784">
          <text:p/>
        </draw:connector>
        <draw:custom-shape draw:style-name="gr26" draw:text-style-name="P1" draw:layer="layout" svg:width="25.608cm" svg:height="5.412cm" svg:x="-0.425cm" svg:y="15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14" draw:id="id14" draw:layer="layout" svg:width="5.032cm" svg:height="1.735cm" svg:x="-0.197cm" svg:y="18.531cm">
          <draw:glue-point draw:id="4" svg:x="5.002cm" svg:y="-2.328cm"/>
          <draw:glue-point draw:id="5" svg:x="5.002cm" svg:y="2.851cm"/>
          <text:p text:style-name="P2"><text:span text:style-name="T1">Determinar os objetivos do projeto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xml:id="id16" draw:id="id16" draw:layer="layout" svg:width="3.91cm" svg:height="1.388cm" svg:x="9.73cm" svg:y="15.545cm">
          <text:p text:style-name="P2"><text:span text:style-name="T1">Compreensão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xml:id="id12" draw:id="id12" draw:layer="layout" svg:width="4.361cm" svg:height="1.685cm" svg:x="7.114cm" svg:y="18.556cm">
          <draw:glue-point draw:id="4" svg:x="5.002cm" svg:y="-2.328cm"/>
          <draw:glue-point draw:id="5" svg:x="5.002cm" svg:y="2.851cm"/>
          <text:p text:style-name="P2"><text:span text:style-name="T1">Avaliar a situação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13" draw:id="id13" draw:layer="layout" svg:width="5.418cm" svg:height="1.684cm" svg:x="13.484cm" svg:y="18.556cm">
          <draw:glue-point draw:id="4" svg:x="5.002cm" svg:y="-2.328cm"/>
          <draw:glue-point draw:id="5" svg:x="5.002cm" svg:y="2.851cm"/>
          <text:p text:style-name="P2"><text:span text:style-name="T1">Determinar o objetivo da mineração de dados</text:span></text:p>
          <draw:enhanced-geometry svg:viewBox="0 0 21600 21600" draw:type="rectangle" draw:enhanced-path="M 0 0 L 21600 0 21600 21600 0 21600 0 0 Z N"/>
        </draw:custom-shape>
        <draw:custom-shape draw:style-name="gr31" draw:text-style-name="P8" xml:id="id15" draw:id="id15" draw:layer="layout" svg:width="4.131cm" svg:height="1.684cm" svg:x="20.694cm" svg:y="18.556cm">
          <draw:glue-point draw:id="4" svg:x="5.002cm" svg:y="-2.328cm"/>
          <draw:glue-point draw:id="5" svg:x="5.002cm" svg:y="2.851cm"/>
          <text:p text:style-name="P2"><text:span text:style-name="T1">Realizar um plano do projet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1.475cm" svg:y1="19.398cm" svg:x2="13.484cm" svg:y2="19.398cm" draw:start-shape="id12" draw:start-glue-point="1" draw:end-shape="id13" svg:d="M11475 19398h2009" svg:viewBox="0 0 2010 1">
          <text:p/>
        </draw:connector>
        <draw:connector draw:style-name="gr4" draw:text-style-name="P4" draw:layer="layout" draw:type="line" svg:x1="4.835cm" svg:y1="19.398cm" svg:x2="7.114cm" svg:y2="19.398cm" draw:start-shape="id14" draw:start-glue-point="1" draw:end-shape="id12" draw:end-glue-point="3" svg:d="M4835 19398h2279" svg:viewBox="0 0 2280 1">
          <text:p/>
        </draw:connector>
        <draw:connector draw:style-name="gr4" draw:text-style-name="P4" draw:layer="layout" draw:type="line" svg:x1="18.902cm" svg:y1="19.398cm" svg:x2="20.694cm" svg:y2="19.398cm" draw:start-shape="id13" draw:end-shape="id15" draw:end-glue-point="3" svg:d="M18902 19398h1792" svg:viewBox="0 0 1793 1">
          <text:p/>
        </draw:connector>
        <draw:connector draw:style-name="gr32" draw:text-style-name="P5" draw:layer="layout" svg:x1="11.685cm" svg:y1="16.933cm" svg:x2="2.319cm" svg:y2="18.531cm" draw:start-shape="id16" draw:start-glue-point="2" draw:end-shape="id14" svg:d="M11685 16933v799h-9366v799" svg:viewBox="0 0 9367 1599">
          <text:p/>
        </draw:connector>
        <draw:connector draw:style-name="gr32" draw:text-style-name="P5" draw:layer="layout" svg:x1="11.685cm" svg:y1="16.933cm" svg:x2="9.294cm" svg:y2="18.556cm" draw:start-shape="id16" draw:start-glue-point="2" draw:end-shape="id12" draw:end-glue-point="0" svg:d="M11685 16933v811h-2391v812" svg:viewBox="0 0 2392 1624">
          <text:p/>
        </draw:connector>
        <draw:connector draw:style-name="gr32" draw:text-style-name="P5" draw:layer="layout" svg:x1="11.685cm" svg:y1="16.933cm" svg:x2="16.193cm" svg:y2="18.556cm" draw:start-shape="id16" draw:start-glue-point="2" draw:end-shape="id13" svg:d="M11685 16933v812h4508v811" svg:viewBox="0 0 4509 1624">
          <text:p/>
        </draw:connector>
        <draw:connector draw:style-name="gr32" draw:text-style-name="P5" draw:layer="layout" svg:x1="11.685cm" svg:y1="16.933cm" svg:x2="22.759cm" svg:y2="18.556cm" draw:start-shape="id16" draw:start-glue-point="2" draw:end-shape="id15" svg:d="M11685 16933v812h11074v811" svg:viewBox="0 0 11075 1624">
          <text:p/>
        </draw:connector>
      </draw:page>
      <draw:page draw:name="page3" draw:style-name="dp1" draw:master-page-name="Padrão">
        <draw:custom-shape draw:style-name="gr33" draw:text-style-name="P1" draw:layer="layout" svg:width="21.1cm" svg:height="9.7cm" svg:x="0cm" svg:y="0.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xml:id="id17" draw:id="id17" draw:layer="layout" svg:width="1.4cm" svg:height="1.4cm" svg:x="2.75cm" svg:y="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xml:id="id18" draw:id="id18" draw:layer="layout" svg:width="0.4cm" svg:height="1.7cm" svg:x="6.35cm" svg:y="2.5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.15cm" svg:y1="3.35cm" svg:x2="6.35cm" svg:y2="3.35cm" draw:start-shape="id17" draw:start-glue-point="10" draw:end-shape="id18" draw:end-glue-point="3" svg:d="M4150 3350h2200" svg:viewBox="0 0 2201 1">
          <text:p/>
        </draw:connector>
        <draw:custom-shape draw:style-name="gr34" draw:text-style-name="P9" xml:id="id19" draw:id="id19" draw:layer="layout" svg:width="1.4cm" svg:height="1.4cm" svg:x="8.75cm" svg:y="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6.75cm" svg:y1="3.35cm" svg:x2="8.75cm" svg:y2="3.35cm" draw:start-shape="id18" draw:start-glue-point="1" draw:end-shape="id19" draw:end-glue-point="6" svg:d="M6750 3350h2000" svg:viewBox="0 0 2001 1">
          <text:p/>
        </draw:connector>
        <draw:custom-shape draw:style-name="gr36" draw:text-style-name="P11" draw:layer="layout" svg:width="0.3cm" svg:height="0.3cm" svg:x="3.3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3" draw:layer="layout" svg:width="3.3cm" svg:height="0.9cm" svg:x="4.9cm" svg:y="1.5cm">
          <text:p text:style-name="P12"><text:span text:style-name="T3">Requisição HTTP</text:span></text:p>
          <draw:enhanced-geometry svg:viewBox="0 0 21600 21600" draw:mirror-horizontal="false" draw:mirror-vertical="false" draw:text-areas="0 0 21600 ?f0" draw:type="down-arrow-callout" draw:modifiers="16349.833518313 10194.7288700394 16349.833518313 10194.7288700394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34" draw:text-style-name="P9" xml:id="id21" draw:id="id21" draw:layer="layout" svg:width="1.4cm" svg:height="1.4cm" svg:x="8.7cm" svg:y="7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2.9cm" svg:y1="7.75cm" svg:x2="10.1cm" svg:y2="7.75cm" draw:start-shape="id20" draw:start-glue-point="3" draw:end-shape="id21" svg:d="M12900 7750h-2800" svg:viewBox="0 0 2801 1">
          <text:p/>
        </draw:connector>
        <draw:custom-shape draw:style-name="gr38" draw:text-style-name="P14" draw:layer="layout" svg:width="4cm" svg:height="1cm" svg:x="16.6cm" svg:y="2.851cm">
          <text:p text:style-name="P12"><text:span text:style-name="T4">Armazenamento no Banco de dados.</text:span></text:p>
          <draw:enhanced-geometry svg:viewBox="0 0 21600 21600" draw:text-areas="?f0 0 21600 21600" draw:type="left-arrow-callout" draw:modifiers="1627.50548646672 7799.00166389351 1564.3013899049 7799.00166389351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onnector draw:style-name="gr4" draw:text-style-name="P5" draw:layer="layout" draw:type="line" svg:x1="10.15cm" svg:y1="3.35cm" svg:x2="12.9cm" svg:y2="3.35cm" draw:start-shape="id19" draw:start-glue-point="10" draw:end-shape="id22" draw:end-glue-point="3" svg:d="M10150 3350h2750" svg:viewBox="0 0 2751 1">
          <text:p/>
        </draw:connector>
        <draw:custom-shape draw:style-name="gr35" draw:text-style-name="P10" xml:id="id22" draw:id="id22" draw:layer="layout" svg:width="0.4cm" svg:height="1.7cm" svg:x="12.9cm" svg:y="2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4" draw:layer="layout" svg:width="2.6cm" svg:height="1.1cm" svg:x="8.1cm" svg:y="4.2cm">
          <text:p text:style-name="P12"><text:span text:style-name="T4">Páginas web de artigos</text:span></text:p>
          <draw:enhanced-geometry svg:viewBox="0 0 21600 21600" draw:text-areas="0 ?f0 21600 21600" draw:type="up-arrow-callout" draw:modifiers="4963.86344712739 9209.68858131488 4963.86344712739 9209.6885813148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40" draw:text-style-name="P13" draw:layer="layout" svg:width="3.6cm" svg:height="1.2cm" svg:x="11.3cm" svg:y="1.2cm">
          <text:p text:style-name="P12"><text:span text:style-name="T3">Minerar o conteúdo das páginas web</text:span></text:p>
          <draw:enhanced-geometry svg:viewBox="0 0 21600 21600" draw:mirror-horizontal="false" draw:mirror-vertical="false" draw:text-areas="0 0 21600 ?f0" draw:type="down-arrow-callout" draw:modifiers="17406.4239828694 10131.1857817273 17406.4239828694 10137.1841155235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34" draw:text-style-name="P9" xml:id="id23" draw:id="id23" draw:layer="layout" svg:width="1.4cm" svg:height="1.4cm" svg:x="15.05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3.3cm" svg:y1="3.35cm" svg:x2="15.05cm" svg:y2="3.351cm" draw:start-shape="id22" draw:start-glue-point="1" draw:end-shape="id23" draw:end-glue-point="6" svg:d="M13300 3350l1750 1" svg:viewBox="0 0 1751 2">
          <text:p/>
        </draw:connector>
        <draw:custom-shape draw:style-name="gr34" draw:text-style-name="P9" xml:id="id24" draw:id="id24" draw:layer="layout" svg:width="1.4cm" svg:height="1.4cm" svg:x="17.9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7.95cm" svg:y1="8.2cm" svg:x2="13.3cm" svg:y2="8.199cm" draw:start-shape="id24" draw:start-glue-point="6" draw:end-shape="id20" draw:end-glue-point="5" svg:d="M17950 8200l-4650-1" svg:viewBox="0 0 4651 2">
          <text:p/>
        </draw:connector>
        <draw:custom-shape draw:style-name="gr35" draw:text-style-name="P10" xml:id="id20" draw:id="id20" draw:layer="layout" svg:width="0.4cm" svg:height="1.7cm" svg:x="12.9cm" svg:y="6.9cm">
          <draw:glue-point draw:id="4" svg:x="5cm" svg:y="-2.647cm"/>
          <draw:glue-point draw:id="5" svg:x="5cm" svg:y="2.647cm"/>
          <text:p/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5.75cm" svg:y1="4.051cm" svg:x2="13.3cm" svg:y2="7.301cm" draw:start-shape="id23" draw:start-glue-point="8" draw:end-shape="id20" draw:end-glue-point="4" svg:d="M15750 4051v3250h-2450" svg:viewBox="0 0 2451 3251">
          <text:p/>
        </draw:connector>
        <draw:connector draw:style-name="gr8" draw:text-style-name="P5" draw:layer="layout" draw:line-skew="0cm 0.558cm" svg:x1="12.9cm" svg:y1="7.75cm" svg:x2="18.65cm" svg:y2="8.9cm" draw:start-shape="id20" draw:start-glue-point="3" draw:end-shape="id24" draw:end-glue-point="8" svg:d="M12900 7750h-527v2250h6277v-1100" svg:viewBox="0 0 6278 2251">
          <text:p/>
        </draw:connector>
        <draw:custom-shape draw:style-name="gr36" draw:text-style-name="P11" draw:layer="layout" svg:width="0.3cm" svg:height="0.3cm" svg:x="18.5cm" svg:y="8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5" draw:layer="layout" svg:width="4.1cm" svg:height="1.4cm" svg:x="16.6cm" svg:y="6cm">
          <text:p text:style-name="P12"><text:span text:style-name="T3">Banco de dados de web logs da Wikipédia</text:span></text:p>
          <draw:enhanced-geometry svg:viewBox="0 0 21600 21600" draw:mirror-horizontal="false" draw:mirror-vertical="false" draw:text-areas="0 0 21600 ?f0" draw:type="down-arrow-callout" draw:modifiers="17498.2787340366 10131.1857817273 17498.2787340366 10131.1857817273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2" draw:text-style-name="P14" draw:layer="layout" svg:width="3.2cm" svg:height="1.1cm" svg:x="7.8cm" svg:y="8.6cm">
          <text:p text:style-name="P12"><text:span text:style-name="T4">Resposta à busca preparada</text:span></text:p>
          <draw:enhanced-geometry svg:viewBox="0 0 21600 21600" draw:text-areas="0 ?f0 21600 21600" draw:type="up-arrow-callout" draw:modifiers="4082.59783513739 9909.97027830316 4082.59783513739 9909.97027830316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43" draw:text-style-name="P16" draw:layer="layout" svg:width="2.4cm" svg:height="1.6cm" svg:x="0.2cm" svg:y="2.6cm">
          <text:p text:style-name="P12"><text:span text:style-name="T4">Usuário utilizando o sistema</text:span></text:p>
          <draw:enhanced-geometry svg:viewBox="0 0 21600 21600" draw:text-areas="0 0 ?f0 21600" draw:type="right-arrow-callout" draw:modifiers="19016.9566827101 8283.82261086821 19016.9566827101 8283.82261086821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35" draw:text-style-name="P10" xml:id="id25" draw:id="id25" draw:layer="layout" svg:width="0.4cm" svg:height="1.7cm" svg:x="4.85cm" svg:y="6.9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8.7cm" svg:y1="7.75cm" svg:x2="5.25cm" svg:y2="7.75cm" draw:start-shape="id21" draw:start-glue-point="6" draw:end-shape="id25" draw:end-glue-point="1" svg:d="M8700 7750h-3450" svg:viewBox="0 0 3451 1">
          <text:p/>
        </draw:connector>
        <draw:connector draw:style-name="gr8" draw:text-style-name="P5" draw:layer="layout" svg:x1="4.85cm" svg:y1="7.75cm" svg:x2="3.45cm" svg:y2="4.05cm" draw:start-shape="id25" draw:start-glue-point="3" draw:end-shape="id17" draw:end-glue-point="8" svg:d="M4850 7750h-1400v-3700" svg:viewBox="0 0 1401 3701">
          <text:p/>
        </draw:connector>
        <draw:custom-shape draw:style-name="gr44" draw:text-style-name="P17" draw:layer="layout" svg:width="3.7cm" svg:height="1.2cm" svg:x="3.2cm" svg:y="8.8cm">
          <text:p text:style-name="P12"><text:span text:style-name="T3">Mostrar o conteúdo para o usuário</text:span></text:p>
          <draw:enhanced-geometry svg:viewBox="0 0 21600 21600" draw:text-areas="0 ?f0 21600 21600" draw:type="up-arrow-callout" draw:modifiers="4082.59783513739 9909.97027830316 4082.59783513739 9909.97027830316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45" draw:text-style-name="P13" draw:layer="layout" svg:width="3cm" svg:height="1.6cm" svg:x="11.6cm" svg:y="5.2cm">
          <text:p text:style-name="P12"><text:span text:style-name="T3">Aplicar técnicas de aprendizado de máquina</text:span></text:p>
          <draw:enhanced-geometry svg:viewBox="0 0 21600 21600" draw:mirror-horizontal="false" draw:mirror-vertical="false" draw:text-areas="0 0 21600 ?f0" draw:type="down-arrow-callout" draw:modifiers="18969.144284822 9954.28190603132 19036.6021236727 9954.28190603132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</draw:page>
      <draw:page draw:name="page4" draw:style-name="dp1" draw:master-page-name="Padrão">
        <draw:custom-shape draw:style-name="gr46" draw:text-style-name="P1" draw:layer="layout" svg:width="26.517cm" svg:height="5.412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28" draw:id="id28" draw:layer="layout" svg:width="5.032cm" svg:height="1.735cm" svg:x="1.228cm" svg:y="4.354cm">
          <draw:glue-point draw:id="4" svg:x="5.002cm" svg:y="-2.328cm"/>
          <draw:glue-point draw:id="5" svg:x="5.002cm" svg:y="2.851cm"/>
          <text:p text:style-name="P2"><text:span text:style-name="T1">Coletar dados iniciais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xml:id="id30" draw:id="id30" draw:layer="layout" svg:width="3.91cm" svg:height="1.388cm" svg:x="11.155cm" svg:y="1.368cm">
          <text:p text:style-name="P2"><text:span text:style-name="T1">Compreensão dos dad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xml:id="id26" draw:id="id26" draw:layer="layout" svg:width="4.361cm" svg:height="1.685cm" svg:x="8.539cm" svg:y="4.379cm">
          <draw:glue-point draw:id="4" svg:x="5.002cm" svg:y="-2.328cm"/>
          <draw:glue-point draw:id="5" svg:x="5.002cm" svg:y="2.851cm"/>
          <text:p text:style-name="P2"><text:span text:style-name="T1">Descrever os dados.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27" draw:id="id27" draw:layer="layout" svg:width="5.418cm" svg:height="1.684cm" svg:x="14.909cm" svg:y="4.379cm">
          <draw:glue-point draw:id="4" svg:x="5.002cm" svg:y="-2.328cm"/>
          <draw:glue-point draw:id="5" svg:x="5.002cm" svg:y="2.851cm"/>
          <text:p text:style-name="P2"><text:span text:style-name="T1">Exploração dos dados</text:span></text:p>
          <draw:enhanced-geometry svg:viewBox="0 0 21600 21600" draw:type="rectangle" draw:enhanced-path="M 0 0 L 21600 0 21600 21600 0 21600 0 0 Z N"/>
        </draw:custom-shape>
        <draw:custom-shape draw:style-name="gr47" draw:text-style-name="P8" xml:id="id29" draw:id="id29" draw:layer="layout" svg:width="4.964cm" svg:height="1.684cm" svg:x="22.119cm" svg:y="4.379cm">
          <draw:glue-point draw:id="4" svg:x="5.002cm" svg:y="-2.328cm"/>
          <draw:glue-point draw:id="5" svg:x="5.002cm" svg:y="2.851cm"/>
          <text:p text:style-name="P2"><text:span text:style-name="T1">Verificação da qualidade dos dados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9cm" svg:y1="5.221cm" svg:x2="14.909cm" svg:y2="5.221cm" draw:start-shape="id26" draw:start-glue-point="1" draw:end-shape="id27" svg:d="M12900 5221h2009" svg:viewBox="0 0 2010 1">
          <text:p/>
        </draw:connector>
        <draw:connector draw:style-name="gr4" draw:text-style-name="P4" draw:layer="layout" draw:type="line" svg:x1="6.26cm" svg:y1="5.221cm" svg:x2="8.539cm" svg:y2="5.221cm" draw:start-shape="id28" draw:start-glue-point="1" draw:end-shape="id26" draw:end-glue-point="3" svg:d="M6260 5221h2279" svg:viewBox="0 0 2280 1">
          <text:p/>
        </draw:connector>
        <draw:connector draw:style-name="gr4" draw:text-style-name="P4" draw:layer="layout" draw:type="line" svg:x1="20.327cm" svg:y1="5.221cm" svg:x2="22.119cm" svg:y2="5.221cm" draw:start-shape="id27" draw:end-shape="id29" draw:end-glue-point="3" svg:d="M20327 5221h1792" svg:viewBox="0 0 1793 1">
          <text:p/>
        </draw:connector>
        <draw:connector draw:style-name="gr32" draw:text-style-name="P5" draw:layer="layout" svg:x1="13.11cm" svg:y1="2.756cm" svg:x2="3.744cm" svg:y2="4.354cm" draw:start-shape="id30" draw:start-glue-point="2" draw:end-shape="id28" svg:d="M13110 2756v799h-9366v799" svg:viewBox="0 0 9367 1599">
          <text:p/>
        </draw:connector>
        <draw:connector draw:style-name="gr32" draw:text-style-name="P5" draw:layer="layout" svg:x1="13.11cm" svg:y1="2.756cm" svg:x2="10.719cm" svg:y2="4.379cm" draw:start-shape="id30" draw:start-glue-point="2" draw:end-shape="id26" draw:end-glue-point="0" svg:d="M13110 2756v811h-2391v812" svg:viewBox="0 0 2392 1624">
          <text:p/>
        </draw:connector>
        <draw:connector draw:style-name="gr32" draw:text-style-name="P5" draw:layer="layout" svg:x1="13.11cm" svg:y1="2.756cm" svg:x2="17.618cm" svg:y2="4.379cm" draw:start-shape="id30" draw:start-glue-point="2" draw:end-shape="id27" svg:d="M13110 2756v812h4508v811" svg:viewBox="0 0 4509 1624">
          <text:p/>
        </draw:connector>
        <draw:connector draw:style-name="gr32" draw:text-style-name="P5" draw:layer="layout" svg:x1="13.11cm" svg:y1="2.756cm" svg:x2="24.601cm" svg:y2="4.379cm" draw:start-shape="id30" draw:start-glue-point="2" draw:end-shape="id29" svg:d="M13110 2756v812h11491v811" svg:viewBox="0 0 11492 1624">
          <text:p/>
        </draw:connector>
        <draw:custom-shape draw:style-name="gr48" draw:text-style-name="P1" draw:layer="layout" svg:width="33.202cm" svg:height="5.412cm" svg:x="-15.179cm" svg:y="10.5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33" draw:id="id33" draw:layer="layout" svg:width="5.032cm" svg:height="1.735cm" svg:x="-14.951cm" svg:y="13.947cm">
          <draw:glue-point draw:id="4" svg:x="5.002cm" svg:y="-2.328cm"/>
          <draw:glue-point draw:id="5" svg:x="5.002cm" svg:y="2.851cm"/>
          <text:p text:style-name="P2"><text:span text:style-name="T1">Selecionar os dados.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xml:id="id35" draw:id="id35" draw:layer="layout" svg:width="3.91cm" svg:height="1.388cm" svg:x="-0.516cm" svg:y="10.961cm">
          <text:p text:style-name="P2"><text:span text:style-name="T1">Compreensão dos dad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xml:id="id31" draw:id="id31" draw:layer="layout" svg:width="4.361cm" svg:height="1.685cm" svg:x="-7.64cm" svg:y="13.972cm">
          <draw:glue-point draw:id="4" svg:x="5.002cm" svg:y="-2.328cm"/>
          <draw:glue-point draw:id="5" svg:x="5.002cm" svg:y="2.851cm"/>
          <text:p text:style-name="P2"><text:span text:style-name="T1">Limpar os dados.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32" draw:id="id32" draw:layer="layout" svg:width="5.418cm" svg:height="1.684cm" svg:x="-1.27cm" svg:y="13.972cm">
          <draw:glue-point draw:id="4" svg:x="5.002cm" svg:y="-2.328cm"/>
          <draw:glue-point draw:id="5" svg:x="5.002cm" svg:y="2.851cm"/>
          <text:p text:style-name="P2"><text:span text:style-name="T1">Construir os dados.</text:span></text:p>
          <draw:enhanced-geometry svg:viewBox="0 0 21600 21600" draw:type="rectangle" draw:enhanced-path="M 0 0 L 21600 0 21600 21600 0 21600 0 0 Z N"/>
        </draw:custom-shape>
        <draw:custom-shape draw:style-name="gr47" draw:text-style-name="P8" xml:id="id34" draw:id="id34" draw:layer="layout" svg:width="4.964cm" svg:height="1.684cm" svg:x="5.94cm" svg:y="13.972cm">
          <draw:glue-point draw:id="4" svg:x="5.002cm" svg:y="-2.328cm"/>
          <draw:glue-point draw:id="5" svg:x="5.002cm" svg:y="2.851cm"/>
          <text:p text:style-name="P2"><text:span text:style-name="T1">Integrar os dados.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-3.279cm" svg:y1="14.814cm" svg:x2="-1.27cm" svg:y2="14.814cm" draw:start-shape="id31" draw:start-glue-point="1" draw:end-shape="id32" svg:d="M-3279 14814h2009" svg:viewBox="0 0 2010 1">
          <text:p/>
        </draw:connector>
        <draw:connector draw:style-name="gr4" draw:text-style-name="P4" draw:layer="layout" draw:type="line" svg:x1="-9.919cm" svg:y1="14.814cm" svg:x2="-7.64cm" svg:y2="14.814cm" draw:start-shape="id33" draw:start-glue-point="1" draw:end-shape="id31" draw:end-glue-point="3" svg:d="M-9919 14814h2279" svg:viewBox="0 0 2280 1">
          <text:p/>
        </draw:connector>
        <draw:connector draw:style-name="gr4" draw:text-style-name="P4" draw:layer="layout" draw:type="line" svg:x1="4.148cm" svg:y1="14.814cm" svg:x2="5.94cm" svg:y2="14.814cm" draw:start-shape="id32" draw:end-shape="id34" draw:end-glue-point="3" svg:d="M4148 14814h1792" svg:viewBox="0 0 1793 1">
          <text:p/>
        </draw:connector>
        <draw:connector draw:style-name="gr32" draw:text-style-name="P5" draw:layer="layout" svg:x1="1.439cm" svg:y1="12.349cm" svg:x2="-12.435cm" svg:y2="13.947cm" draw:start-shape="id35" draw:start-glue-point="2" draw:end-shape="id33" svg:d="M1439 12349v799h-13874v799" svg:viewBox="0 0 13875 1599">
          <text:p/>
        </draw:connector>
        <draw:connector draw:style-name="gr32" draw:text-style-name="P5" draw:layer="layout" svg:x1="1.439cm" svg:y1="12.349cm" svg:x2="-5.46cm" svg:y2="13.972cm" draw:start-shape="id35" draw:start-glue-point="2" draw:end-shape="id31" draw:end-glue-point="0" svg:d="M1439 12349v811h-6899v812" svg:viewBox="0 0 6900 1624">
          <text:p/>
        </draw:connector>
        <draw:connector draw:style-name="gr32" draw:text-style-name="P5" draw:layer="layout" svg:x1="1.439cm" svg:y1="12.349cm" svg:x2="1.439cm" svg:y2="13.972cm" draw:start-shape="id35" draw:start-glue-point="2" draw:end-shape="id32" svg:d="M1439 12349v1623" svg:viewBox="0 0 1 1624">
          <text:p/>
        </draw:connector>
        <draw:connector draw:style-name="gr32" draw:text-style-name="P5" draw:layer="layout" svg:x1="1.439cm" svg:y1="12.349cm" svg:x2="8.422cm" svg:y2="13.972cm" draw:start-shape="id35" draw:start-glue-point="2" draw:end-shape="id34" svg:d="M1439 12349v812h6983v811" svg:viewBox="0 0 6984 1624">
          <text:p/>
        </draw:connector>
        <draw:custom-shape draw:style-name="gr47" draw:text-style-name="P8" xml:id="id36" draw:id="id36" draw:layer="layout" svg:width="4.964cm" svg:height="1.684cm" svg:x="12.713cm" svg:y="13.972cm">
          <draw:glue-point draw:id="4" svg:x="5.002cm" svg:y="-2.328cm"/>
          <draw:glue-point draw:id="5" svg:x="5.002cm" svg:y="2.851cm"/>
          <text:p text:style-name="P2"><text:span text:style-name="T1">Formatar os dados.</text:span></text:p>
          <draw:enhanced-geometry svg:viewBox="0 0 21600 21600" draw:type="rectangle" draw:enhanced-path="M 0 0 L 21600 0 21600 21600 0 21600 0 0 Z N"/>
        </draw:custom-shape>
        <draw:connector draw:style-name="gr32" draw:text-style-name="P5" draw:layer="layout" svg:x1="1.439cm" svg:y1="12.349cm" svg:x2="15.195cm" svg:y2="13.972cm" draw:start-shape="id35" draw:start-glue-point="2" draw:end-shape="id36" draw:end-glue-point="0" svg:d="M1439 12349v812h13756v811" svg:viewBox="0 0 13757 1624">
          <text:p/>
        </draw:connector>
        <draw:connector draw:style-name="gr4" draw:text-style-name="P4" draw:layer="layout" draw:type="line" svg:x1="10.909cm" svg:y1="14.814cm" svg:x2="12.713cm" svg:y2="14.814cm" draw:end-shape="id36" draw:end-glue-point="3" svg:d="M10909 14814h1804" svg:viewBox="0 0 1805 1">
          <text:p/>
        </draw:connector>
      </draw:page>
      <draw:page draw:name="page5" draw:style-name="dp1" draw:master-page-name="Padrão">
        <draw:custom-shape draw:style-name="gr49" draw:text-style-name="P1" draw:layer="layout" svg:width="11.57cm" svg:height="6.721cm" svg:x="6.135cm" svg:y="1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37" draw:id="id37">
          <draw:custom-shape draw:style-name="gr50" draw:text-style-name="P18" draw:layer="layout" svg:width="3.395cm" svg:height="1.805cm" svg:x="6.366cm" svg:y="4.736cm">
            <draw:glue-point draw:id="4" svg:x="5.002cm" svg:y="-2.328cm"/>
            <draw:glue-point draw:id="5" svg:x="5.002cm" svg:y="2.851cm"/>
            <text:list text:style-name="L1">
              <text:list-item>
                <text:p><text:span text:style-name="T5">ID</text:span><text:span text:style-name="T6"> (PK)</text:span></text:p>
              </text:list-item>
              <text:list-item>
                <text:p><text:span text:style-name="T6">Classe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9" draw:layer="layout" svg:width="3.393cm" svg:height="0.745cm" svg:x="6.368cm" svg:y="4.028cm">
            <text:p text:style-name="P2"><text:span text:style-name="T7">Metadado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8" draw:id="id38">
          <draw:custom-shape draw:style-name="gr52" draw:text-style-name="P18" draw:layer="layout" svg:width="4.263cm" svg:height="5.26cm" svg:x="13.068cm" svg:y="3.008cm">
            <draw:glue-point draw:id="4" svg:x="5.002cm" svg:y="-2.328cm"/>
            <draw:glue-point draw:id="5" svg:x="5.002cm" svg:y="2.851cm"/>
            <text:list text:style-name="L1">
              <text:list-item>
                <text:p><text:span text:style-name="T8">M_ID (FK)</text:span></text:p>
              </text:list-item>
              <text:list-item>
                <text:p><text:span text:style-name="T6">R1</text:span></text:p>
              </text:list-item>
              <text:list-item>
                <text:p><text:span text:style-name="T6">R2</text:span></text:p>
              </text:list-item>
              <text:list-item>
                <text:p><text:span text:style-name="T6">R3</text:span></text:p>
              </text:list-item>
              <text:list-item>
                <text:p><text:span text:style-name="T6">R4</text:span></text:p>
              </text:list-item>
              <text:list-item>
                <text:p><text:span text:style-name="T6">R5</text:span></text:p>
              </text:list-item>
              <text:list-item>
                <text:p><text:span text:style-name="T6">R6</text:span></text:p>
              </text:list-item>
              <text:list-item>
                <text:p><text:span text:style-name="T6">R7</text:span></text:p>
              </text:list-item>
              <text:list-item>
                <text:p><text:span text:style-name="T6">R8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53" draw:text-style-name="P19" draw:layer="layout" svg:width="4.262cm" svg:height="0.745cm" svg:x="13.069cm" svg:y="2.3cm">
            <text:p text:style-name="P2"><text:span text:style-name="T7">Dados_senso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4" draw:text-style-name="P5" draw:layer="layout" draw:type="line" svg:x1="9.761cm" svg:y1="5.284cm" svg:x2="13.068cm" svg:y2="5.284cm" draw:start-shape="id37" draw:end-shape="id38" draw:end-glue-point="3" svg:d="M9761 5284h3307" svg:viewBox="0 0 3308 1">
          <text:p/>
        </draw:connector>
        <draw:frame draw:style-name="gr55" draw:text-style-name="P20" draw:layer="layout" svg:width="0.853cm" svg:height="0.962cm" svg:x="9.802cm" svg:y="4.325cm">
          <draw:text-box>
            <text:p>1</text:p>
          </draw:text-box>
        </draw:frame>
        <draw:frame draw:style-name="gr55" draw:text-style-name="P20" draw:layer="layout" svg:width="0.853cm" svg:height="0.962cm" svg:x="12.177cm" svg:y="4.325cm">
          <draw:text-box>
            <text:p>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est_5f_02_29_kn" draw:display-name="est_02)kn" draw:style="rect" draw:dots1="1" draw:dots1-length="12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3T20:36:57.319165970</meta:creation-date>
    <dc:date>2016-11-15T14:40:04.126286815</dc:date>
    <meta:editing-duration>PT21H22M29S</meta:editing-duration>
    <meta:editing-cycles>96</meta:editing-cycles>
    <meta:generator>LibreOffice/5.1.4.2$Linux_X86_64 LibreOffice_project/10m0$Build-2</meta:generator>
    <meta:document-statistic meta:object-count="126"/>
  </office:meta>
</office:document-meta>
</file>